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66cm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2pt" officeooo:paragraph-rsid="00180608" style:letter-kerning="false" style:font-name-asian="宋体" style:font-size-asian="12pt" style:font-name-complex="Courier New1" style:font-size-complex="12pt"/>
    </style:style>
    <style:style style:name="P2" style:family="paragraph" style:parent-style-name="Standard">
      <style:paragraph-properties style:line-height-at-least="0.466cm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80608"/>
    </style:style>
    <style:style style:name="P3" style:family="paragraph" style:parent-style-name="Standard">
      <style:text-properties officeooo:paragraph-rsid="00180608"/>
    </style:style>
    <style:style style:name="P4" style:family="paragraph" style:parent-style-name="Standard" style:master-page-name="Standard">
      <style:paragraph-properties style:line-height-at-least="0.466cm" fo:text-align="center" style:justify-single-word="false" fo:orphans="2" fo:widows="2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80608"/>
    </style:style>
    <style:style style:name="P5" style:family="paragraph" style:parent-style-name="Standard" style:master-page-name="Standard">
      <style:paragraph-properties style:line-height-at-least="0.466cm" fo:text-align="center" style:justify-single-word="false" fo:orphans="2" fo:widows="2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80608"/>
    </style:style>
    <style:style style:name="T1" style:family="text">
      <style:text-properties style:font-name="Courier New" fo:font-size="12pt" style:letter-kerning="false" style:font-name-asian="宋体" style:font-size-asian="12pt" style:font-name-complex="Courier New1" style:font-size-complex="12pt"/>
    </style:style>
    <style:style style:name="T2" style:family="text">
      <style:text-properties style:font-name="Courier New" fo:font-size="12pt" fo:font-weight="bold" style:letter-kerning="false" style:font-name-asian="宋体" style:font-size-asian="12pt" style:font-weight-asian="bold" style:font-name-complex="Courier New1" style:font-size-complex="12pt" style:font-weight-complex="bold"/>
    </style:style>
    <style:style style:name="T3" style:family="text">
      <style:text-properties style:font-name="Courier New" fo:font-size="12pt" fo:font-style="italic" style:letter-kerning="false" style:font-name-asian="宋体" style:font-size-asian="12pt" style:font-style-asian="italic" style:font-name-complex="Courier New1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费马点问题</text:span></text:p>
      <text:p text:style-name="P1"/>
      <text:p text:style-name="P2"><text:span text:style-name="T1">#include&lt;iostream&gt;</text:span></text:p>
      <text:p text:style-name="P2"><text:span text:style-name="T1">#include&lt;cstdio&gt;</text:span></text:p>
      <text:p text:style-name="P2"><text:span text:style-name="T1">#include&lt;cmath&gt;</text:span></text:p>
      <text:p text:style-name="P2"><text:span text:style-name="T2">using</text:span><text:span text:style-name="T1"> </text:span><text:span text:style-name="T2">namespace</text:span><text:span text:style-name="T1"> std;</text:span></text:p>
      <text:p text:style-name="P1"/>
      <text:p text:style-name="P2"><text:span text:style-name="T2">struct</text:span><text:span text:style-name="T1"> Point {</text:span></text:p>
      <text:p text:style-name="P2"><text:span text:style-name="T1"><text:tab/>double x, y;</text:span></text:p>
      <text:p text:style-name="P2"><text:span text:style-name="T1"><text:tab/></text:span><text:span text:style-name="T2">Point</text:span><text:span text:style-name="T1">(){}</text:span></text:p>
      <text:p text:style-name="P2"><text:span text:style-name="T1"><text:tab/></text:span><text:span text:style-name="T2">Point</text:span><text:span text:style-name="T1">(double x, double y) {</text:span></text:p>
      <text:p text:style-name="P2"><text:span text:style-name="T1"><text:tab/><text:tab/></text:span><text:span text:style-name="T2">this</text:span><text:span text:style-name="T1">-&gt;x = x;</text:span></text:p>
      <text:p text:style-name="P2"><text:span text:style-name="T1"><text:tab/><text:tab/></text:span><text:span text:style-name="T2">this</text:span><text:span text:style-name="T1">-&gt;y = y;</text:span></text:p>
      <text:p text:style-name="P2"><text:span text:style-name="T1"><text:tab/>}</text:span></text:p>
      <text:p text:style-name="P2"><text:span text:style-name="T1">};</text:span></text:p>
      <text:p text:style-name="P1"/>
      <text:p text:style-name="P2"><text:span text:style-name="T1">double </text:span><text:span text:style-name="T2">dis</text:span><text:span text:style-name="T1">(Point a, Point b) {</text:span></text:p>
      <text:p text:style-name="P2"><text:span text:style-name="T1"><text:tab/></text:span><text:span text:style-name="T2">return</text:span><text:span text:style-name="T1"> </text:span><text:span text:style-name="T2">sqrt</text:span><text:span text:style-name="T1">((a.x-b.x)*(a.x-b.x) + (a.y-b.y)*(a.y-b.y));</text:span></text:p>
      <text:p text:style-name="P2"><text:span text:style-name="T1">}</text:span></text:p>
      <text:p text:style-name="P2"><text:span text:style-name="T1">double </text:span><text:span text:style-name="T2">allDis</text:span><text:span text:style-name="T1">(Point *ps, int n, Point o) {</text:span></text:p>
      <text:p text:style-name="P2"><text:span text:style-name="T1"><text:tab/>double sum = 0;</text:span></text:p>
      <text:p text:style-name="P2"><text:span text:style-name="T1"><text:tab/></text:span><text:span text:style-name="T2">for</text:span><text:span text:style-name="T1">(int i = 0; i &lt; n; i ++)</text:span></text:p>
      <text:p text:style-name="P2"><text:span text:style-name="T1"><text:tab/><text:tab/>sum += </text:span><text:span text:style-name="T2">dis</text:span><text:span text:style-name="T1">(o, ps[i]);</text:span></text:p>
      <text:p text:style-name="P2"><text:span text:style-name="T1"><text:tab/></text:span><text:span text:style-name="T2">return</text:span><text:span text:style-name="T1"> sum;</text:span></text:p>
      <text:p text:style-name="P2"><text:span text:style-name="T1">}</text:span></text:p>
      <text:p text:style-name="P2"><text:span text:style-name="T1">double </text:span><text:span text:style-name="T2">fermat</text:span><text:span text:style-name="T1">(Point *ps, int n) {</text:span></text:p>
      <text:p text:style-name="P2"><text:span text:style-name="T1"><text:tab/>int dx[8] = {1,-1,0,0,1,1,-1,-1}, dy[8]={0,0,1,-1,1,-1,1,-1};</text:span></text:p>
      <text:p text:style-name="P2"><text:span text:style-name="T1"><text:tab/>Point </text:span><text:span text:style-name="T2">o</text:span><text:span text:style-name="T1">(0, 0);</text:span></text:p>
      <text:p text:style-name="P2"><text:span text:style-name="T1"><text:tab/>double res = </text:span><text:span text:style-name="T2">allDis</text:span><text:span text:style-name="T1">(ps, n, o);</text:span></text:p>
      <text:p text:style-name="P2"><text:span text:style-name="T1"><text:tab/></text:span><text:span text:style-name="T2">for</text:span><text:span text:style-name="T1">(double step = 2048.0; step&gt;=1e-7; step /= 2.0) {</text:span></text:p>
      <text:p text:style-name="P2"><text:span text:style-name="T1"><text:tab/><text:tab/></text:span><text:span text:style-name="T2">for</text:span><text:span text:style-name="T1">(int i = 0; i &lt; 8; i ++) {</text:span></text:p>
      <text:p text:style-name="P2"><text:span text:style-name="T1"><text:tab/><text:tab/><text:tab/>Point </text:span><text:span text:style-name="T2">no</text:span><text:span text:style-name="T1">(o.x+step*dx[i], o.y+step*dy[i]);</text:span></text:p>
      <text:p text:style-name="P2"><text:span text:style-name="T1"><text:tab/><text:tab/><text:tab/>double tmp = </text:span><text:span text:style-name="T2">allDis</text:span><text:span text:style-name="T1">(ps, n, no);</text:span></text:p>
      <text:p text:style-name="P2"><text:span text:style-name="T1"><text:tab/><text:tab/><text:tab/></text:span><text:span text:style-name="T2">if</text:span><text:span text:style-name="T1">(tmp &lt; res) {</text:span></text:p>
      <text:p text:style-name="P2"><text:span text:style-name="T1"><text:tab/><text:tab/><text:tab/><text:tab/>res = tmp;</text:span></text:p>
      <text:p text:style-name="P2"><text:span text:style-name="T1"><text:tab/><text:tab/><text:tab/><text:tab/>o = no;</text:span></text:p>
      <text:p text:style-name="P2"><text:span text:style-name="T1"><text:tab/><text:tab/><text:tab/><text:tab/>i = -1;<text:tab/></text:span><text:span text:style-name="T3">///<text:tab/>again!!</text:span></text:p>
      <text:p text:style-name="P2"><text:span text:style-name="T1"><text:tab/><text:tab/><text:tab/>}</text:span></text:p>
      <text:p text:style-name="P2"><text:span text:style-name="T1"><text:tab/><text:tab/>}</text:span></text:p>
      <text:p text:style-name="P2"><text:span text:style-name="T1"><text:tab/>}</text:span></text:p>
      <text:p text:style-name="P2"><text:span text:style-name="T1"><text:tab/></text:span><text:span text:style-name="T2">return</text:span><text:span text:style-name="T1"> res;</text:span></text:p>
      <text:p text:style-name="P2"><text:span text:style-name="T1">}</text:span></text:p>
      <text:p text:style-name="P1"/>
      <text:p text:style-name="P2"><text:span text:style-name="T1">Point ps[110];</text:span></text:p>
      <text:p text:style-name="P2"><text:span text:style-name="T1">int n;</text:span></text:p>
      <text:p text:style-name="P1"/>
      <text:p text:style-name="P2"><text:span text:style-name="T3">//poj-2420</text:span></text:p>
      <text:p text:style-name="P2"><text:span text:style-name="T1">int </text:span><text:span text:style-name="T2">main</text:span><text:span text:style-name="T1">() {</text:span></text:p>
      <text:p text:style-name="P2"><text:span text:style-name="T1"><text:tab/>Point o, no;</text:span></text:p>
      <text:p text:style-name="P2"><text:span text:style-name="T1"><text:tab/>int i;</text:span></text:p>
      <text:p text:style-name="P2"><text:soft-page-break/><text:span text:style-name="T1"><text:tab/>int end;</text:span></text:p>
      <text:p text:style-name="P2"><text:span text:style-name="T1"><text:tab/></text:span><text:span text:style-name="T2">while</text:span><text:span text:style-name="T1">(1) {</text:span></text:p>
      <text:p text:style-name="P2"><text:span text:style-name="T1"><text:tab/><text:tab/>n=4;</text:span></text:p>
      <text:p text:style-name="P2"><text:span text:style-name="T1"><text:tab/><text:tab/>end=0;</text:span></text:p>
      <text:p text:style-name="P2"><text:span text:style-name="T1"><text:tab/><text:tab/></text:span><text:span text:style-name="T2">for</text:span><text:span text:style-name="T1">(i = 0; i &lt; 4; i ++) {</text:span></text:p>
      <text:p text:style-name="P2"><text:span text:style-name="T1"><text:tab/><text:tab/><text:tab/>cin &gt;&gt; ps[i].x &gt;&gt; ps[i].y;</text:span></text:p>
      <text:p text:style-name="P2"><text:span text:style-name="T1"><text:tab/><text:tab/><text:tab/></text:span><text:span text:style-name="T2">if</text:span><text:span text:style-name="T1">(ps[i].x==-1&amp;&amp;ps[i].y==-1) end++;</text:span></text:p>
      <text:p text:style-name="P2"><text:span text:style-name="T1"><text:tab/><text:tab/>}</text:span></text:p>
      <text:p text:style-name="P2"><text:span text:style-name="T1"><text:tab/><text:tab/></text:span><text:span text:style-name="T2">if</text:span><text:span text:style-name="T1">(end==4) </text:span><text:span text:style-name="T2">break</text:span><text:span text:style-name="T1">;</text:span></text:p>
      <text:p text:style-name="P2"><text:span text:style-name="T1"><text:tab/><text:tab/></text:span><text:span text:style-name="T2">printf</text:span><text:span text:style-name="T1">("%.4f\n", </text:span><text:span text:style-name="T2">fermat</text:span><text:span text:style-name="T1">(ps, n));</text:span></text:p>
      <text:p text:style-name="P2"><text:span text:style-name="T1"><text:tab/>}</text:span></text:p>
      <text:p text:style-name="P2"><text:span text:style-name="T1"><text:tab/></text:span><text:span text:style-name="T2">return</text:span><text:span text:style-name="T1"> 0;</text:span></text:p>
      <text:p text:style-name="P2"><text:span text:style-name="T1">}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style:line-height-at-least="0.466cm" fo:text-align="center" style:justify-single-word="false" fo:orphans="2" fo:widows="2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80608"/>
    </style:style>
    <style:style style:name="MT1" style:family="text">
      <style:text-properties style:font-name="Courier New" fo:font-size="12pt" style:letter-kerning="false" style:font-name-asian="宋体" style:font-size-asian="12pt" style:font-name-complex="Courier New1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费马点问题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00:19:46.811004612</meta:creation-date>
    <dc:date>2015-10-13T00:20:11.957118176</dc:date>
    <meta:editing-duration>P0D</meta:editing-duration>
    <meta:editing-cycles>1</meta:editing-cycles>
    <meta:document-statistic meta:table-count="0" meta:image-count="0" meta:object-count="0" meta:page-count="2" meta:paragraph-count="59" meta:word-count="189" meta:character-count="1035" meta:non-whitespace-character-count="841"/>
    <meta:generator>LibreOffice/4.2.8.2$Linux_X86_64 LibreOffice_project/420m0$Build-2</meta:generator>
  </office:meta>
</office:document-meta>
</file>